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1FD0000038546EFDC00.svm"/>
  <manifest:file-entry manifest:media-type="" manifest:full-path="Pictures/2000000700001904000005B0355FBEC9.svm"/>
  <manifest:file-entry manifest:media-type="" manifest:full-path="Pictures/200000070000263F000013D908A16108.svm"/>
  <manifest:file-entry manifest:media-type="" manifest:full-path="Pictures/200000070000318300001B9926EDC1D1.svm"/>
  <manifest:file-entry manifest:media-type="" manifest:full-path="Pictures/200000070000250100000EAEB0808D62.svm"/>
  <manifest:file-entry manifest:media-type="" manifest:full-path="Pictures/200000070000233F000002E667039A3E.svm"/>
  <manifest:file-entry manifest:media-type="" manifest:full-path="Pictures/2000000700001AFB000006B9855A17E8.svm"/>
  <manifest:file-entry manifest:media-type="" manifest:full-path="Pictures/20000007000011C80000039FCD721D8C.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text-properties style:font-name="Arial"/>
    </style:style>
    <style:style style:name="P5" style:family="paragraph" style:parent-style-name="Standard" style:list-style-name="L1">
      <style:text-properties style:font-name="Arial"/>
    </style:style>
    <style:style style:name="P6" style:family="paragraph" style:parent-style-name="Standard" style:list-style-name="L2">
      <style:text-properties style:font-name="Arial"/>
    </style:style>
    <style:style style:name="P7" style:family="paragraph" style:parent-style-name="Standard" style:list-style-name="L3">
      <style:text-properties style:font-name="Arial"/>
    </style:style>
    <style:style style:name="P8" style:family="paragraph" style:parent-style-name="Standard">
      <style:text-properties style:font-name="Arial" fo:font-weight="bold" style:font-weight-asian="bold" style:font-weight-complex="bold"/>
    </style:style>
    <style:style style:name="P9"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10" style:family="paragraph" style:parent-style-name="Standard">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T1" style:family="text">
      <style:text-properties fo:font-size="16pt" style:font-size-asian="16pt" style:font-size-complex="16pt"/>
    </style:style>
    <style:style style:name="T2" style:family="text">
      <style:text-properties style:font-name="Verdana"/>
    </style:style>
    <style:style style:name="T3" style:family="text">
      <style:text-properties style:font-name="Verdana" fo:font-size="16pt" style:font-size-asian="16pt" style:font-size-complex="16pt"/>
    </style:style>
    <style:style style:name="T4" style:family="text">
      <style:text-properties style:font-name="Verdana" fo:font-size="14pt" style:font-size-asian="14pt" style:font-size-complex="14pt"/>
    </style:style>
    <style:style style:name="T5" style:family="text">
      <style:text-properties fo:font-size="14pt" style:font-size-asian="14pt" style:font-size-complex="14pt"/>
    </style:style>
    <style:style style:name="T6" style:family="text">
      <style:text-properties fo:font-weight="bold" style:font-weight-asian="bold" style:font-weight-complex="bold"/>
    </style:style>
    <style:style style:name="T7" style:family="text">
      <style:text-properties style:font-name="Arial"/>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HARTE GRAPHIQUE</text:p>
      <text:p text:style-name="P4"/>
      <text:p text:style-name="P4"/>
      <text:p text:style-name="P4"/>
      <text:p text:style-name="P4"/>
      <text:p text:style-name="P10">I – Univers Graphique</text:p>
      <text:p text:style-name="P10"/>
      <text:p text:style-name="P4"/>
      <text:p text:style-name="P4"><text:span text:style-name="T6"><text:tab/>1 – Tonalité du site</text:span> </text:p>
      <text:p text:style-name="P4"/>
      <text:p text:style-name="P4"><text:tab/><text:tab/>L'ambiance générale de ce site se doit d'être très structurée, carrée, sans <text:tab/>pourtant être trop rigide. Le visiteur doit sentir qu'il n'est pas perdu et qu'il maîtrise <text:tab/>sa navigation. Ce caractère se manifeste par une utilisation fréquente de cadres, de <text:tab/>«boites», et de peu d'éléments graphiques se baladant n'importe où sur la page. <text:tab/>L'utilisateur ne doit pas se sentir oppressé par trop d'animations à l' écran, ou trop <text:tab/>de boutons et de menus.</text:p>
      <text:p text:style-name="P4"/>
      <text:p text:style-name="P4"><text:span text:style-name="T6"><text:tab/>2 – Message à véhiculer</text:span> </text:p>
      <text:p text:style-name="P4"/>
      <text:p text:style-name="P4"><text:tab/><text:tab/>Cette ambiance particulière doit montrer au visiteur qu'il est partiellement <text:tab/>assisté, de lui rappeler l'objectif de sa visite sur le site, qu'il a de grande chances de <text:tab/>trouver ce qu'il recherche mais que la navigation ne sera ni trop stricte, ni trop <text:tab/>formelle.</text:p>
      <text:p text:style-name="P4"/>
      <text:p text:style-name="P8"><text:tab/>3 – Valeurs à transmettre</text:p>
      <text:p text:style-name="P4"/>
      <text:p text:style-name="P4"><text:tab/>Le graphisme général du site veut montrer que l'entreprise Brico-Bob est une <text:tab/>entreprise sérieuse, avec un réel suivi de ses clients, structurée et fiable. </text:p>
      <text:p text:style-name="P4"/>
      <text:p text:style-name="P4"/>
      <text:p text:style-name="P4"/>
      <text:p text:style-name="P10">II – Organisation structurelle des principaux écrans</text:p>
      <text:p text:style-name="P4"/>
      <text:p text:style-name="P4"/>
      <text:p text:style-name="P4"><text:tab/><text:tab/>L'organisation des éléments sur les pages du site est assez standard, afin de <text:tab/>ne pas troubler le visiteur. On retrouvera notamment :</text:p>
      <text:p text:style-name="P4"/>
      <text:list xml:id="list31399424" text:style-name="L1">
        <text:list-item>
          <text:p text:style-name="P1"><text:span text:style-name="T7">Le logo ainsi que la barre d'espace membre tout en haut du site, afin qu'il soit toujours facilement accessible si le visiteur veut se connecter/ déconnecter.</text:span></text:p>
        </text:list-item>
        <text:list-item>
          <text:p text:style-name="P5">Le menu juste en dessous, assez gros et se voyant au premier coup d'œil. Le visiteur doit pouvoir le repérer le plus vite possible car il regroupe les fonctionnalités les plus importantes du site.</text:p>
        </text:list-item>
        <text:list-item>
          <text:p text:style-name="P5">Des information complémentaires sur le site en bas de page.</text:p>
        </text:list-item>
      </text:list>
      <text:p text:style-name="P4"/>
      <text:p text:style-name="P4"><text:tab/>Ensuite, en fonction de la page ou se trouve le visiteur, on pourra retrouver :</text:p>
      <text:p text:style-name="P4"/>
      <text:list xml:id="list31451461" text:style-name="L2">
        <text:list-item>
          <text:p text:style-name="P2"><text:span text:style-name="T7">Une publicité vers une des pages du site, suivant le principe du coup de cœur, ou afin d'annoncer une promotion.</text:span></text:p>
        </text:list-item>
        <text:list-item>
          <text:p text:style-name="P6">Des blocs simples et clairement illustrés pour les catégories et sous <text:soft-page-break/>catégories, pour que l'utilisateur repère rapidement la catégorie qui correspond a ses besoins.</text:p>
        </text:list-item>
        <text:list-item>
          <text:p text:style-name="P6">Sur la page des fiches produits, il y aura une grande illustration du produit, le mettant le plus possible en valeur, et à sa droite, un cadre avec la description du produit, le prix, le bouton d'ajout au panier et la note donnée par les clients. Le titre sera aussi assez gros et visible. Enfin, les avis donnés par les clients sur le produit seront donnés juste en dessous de la fiche, et il faudra aller tout en bas de la page pour ajouter son avis personnel.</text:p>
        </text:list-item>
        <text:list-item>
          <text:p text:style-name="P6">Les pages d'inscription / connexion comporteront le moins de champs possible et ne devrons pas noyer l'internaute dans un trop grand nombre d'informations. </text:p>
        </text:list-item>
      </text:list>
      <text:p text:style-name="P4"><draw:frame draw:style-name="fr1" draw:name="images8" text:anchor-type="paragraph" svg:x="3.605cm" svg:y="0.741cm" svg:width="9.791cm" svg:height="5.082cm" draw:z-index="7"><draw:image xlink:href="Pictures/200000070000263F000013D908A16108.svm" xlink:type="simple" xlink:show="embed" xlink:actuate="onLoad"/></draw:frame></text:p>
      <text:p text:style-name="P4"/>
      <text:p text:style-name="P4"/>
      <text:p text:style-name="P4"/>
      <text:p text:style-name="P4">Enfin , les différents blocs ne devront pas être trop collés les uns des autres, le site devra être relativement aéré afin d'être plus agréable a consulter.</text:p>
      <text:p text:style-name="P4"/>
      <text:p text:style-name="P4"/>
      <text:p text:style-name="P4"/>
      <text:p text:style-name="P10">III – Palette chromatique</text:p>
      <text:p text:style-name="P4"/>
      <text:p text:style-name="P4"/>
      <text:p text:style-name="P8"><text:tab/>1 – Éléments utilisés</text:p>
      <text:p text:style-name="P4"/>
      <text:p text:style-name="P4"><text:tab/><text:tab/>Afin de rappeler le thème du site, c'est à dire le bricolage, les couleurs qui <text:tab/>seront le plus utilisées seront le gris et le orange. On pourra retrouver aussi bien <text:tab/>des textes blancs sur fond gris foncé que noirs sur font gris clair. En voilà quelques <text:tab/>exemples.</text:p>
      <text:p text:style-name="P4"/>
      <text:p text:style-name="P4"><draw:frame draw:style-name="fr1" draw:name="images4" text:anchor-type="paragraph" svg:x="5.325cm" svg:y="0.55cm" svg:width="6.405cm" svg:height="1.455cm" draw:z-index="3"><draw:image xlink:href="Pictures/2000000700001904000005B0355FBEC9.svm" xlink:type="simple" xlink:show="embed" xlink:actuate="onLoad"/></draw:frame></text:p>
      <text:p text:style-name="P4"/>
      <text:p text:style-name="P4"/>
      <text:p text:style-name="P4"><text:tab/></text:p>
      <text:p text:style-name="P4"/>
      <text:p text:style-name="P4"/>
      <text:p text:style-name="P4"><draw:frame draw:style-name="fr1" draw:name="images6" text:anchor-type="paragraph" svg:x="2.639cm" svg:y="0.295cm" svg:width="12.675cm" svg:height="7.064cm" draw:z-index="5"><draw:image xlink:href="Pictures/200000070000318300001B9926EDC1D1.svm" xlink:type="simple" xlink:show="embed" xlink:actuate="onLoad"/></draw:frame><text:soft-page-break/></text:p>
      <text:p text:style-name="P4"/>
      <text:p text:style-name="P4"><text:tab/>Les dégradés seront aussi utilisés fréquemment afin de casser la monotonie. Enfin <text:tab/>on pourra retrouver des ombrages afin de mettre en valeur certains éléments <text:tab/>importants pour les «  faire ressortir ».</text:p>
      <text:p text:style-name="P4"/>
      <text:p text:style-name="P4"><text:tab/>Les couleurs secondaires seront le violet et le vert, qui se marient bien avec le gris <text:tab/>et le orange, et qui donnerons plus de dynamisme au site. </text:p>
      <text:p text:style-name="P4"><text:tab/></text:p>
      <text:p text:style-name="P4"><text:tab/>Certains éléments seront mis en valeur lorsque l'utilisateur les survolera, tels que <text:tab/>le liens qui pourront devenir plus foncés, ou des couleurs qui pourront changer dans <text:tab/>le cas d'un bouton.</text:p>
      <text:p text:style-name="P4"/>
      <text:p text:style-name="P4"/>
      <text:p text:style-name="P4"><draw:frame draw:style-name="fr2" draw:name="images7" text:anchor-type="paragraph" svg:width="6.907cm" svg:height="1.722cm" draw:z-index="6"><draw:image xlink:href="Pictures/2000000700001AFB000006B9855A17E8.svm" xlink:type="simple" xlink:show="embed" xlink:actuate="onLoad"/></draw:frame></text:p>
      <text:p text:style-name="P4"/>
      <text:p text:style-name="P4"/>
      <text:p text:style-name="P4"><text:span text:style-name="T6"><text:tab/>2 – Éléments a proscrire :</text:span> </text:p>
      <text:p text:style-name="P4"/>
      <text:p text:style-name="P4"><text:tab/><text:tab/>Les éléments suivants seront à éviter :</text:p>
      <text:list xml:id="list31665133" text:style-name="L3">
        <text:list-item>
          <text:p text:style-name="P3"><text:span text:style-name="T7">Des fonds colorés trop vifs, pour ne pas «  piquer les yeux »</text:span></text:p>
        </text:list-item>
        <text:list-item>
          <text:p text:style-name="P7">Trop peu de contrastes entre le texte et le fond.</text:p>
        </text:list-item>
        <text:list-item>
          <text:p text:style-name="P7">Des dégradés trop violents</text:p>
        </text:list-item>
        <text:list-item>
          <text:p text:style-name="P7">Des contrastes trop forts entre les divers blocs ( pas de bloc noir a coté d'un bloc blanc par exemple )</text:p>
        </text:list-item>
      </text:list>
      <text:p text:style-name="P4"/>
      <text:p text:style-name="P4"/>
      <text:p text:style-name="P4"/>
      <text:p text:style-name="P10">IV – Typographie </text:p>
      <text:p text:style-name="P4"/>
      <text:p text:style-name="P4"><text:tab/>Le site devra utiliser des polices de caractères relativement standard, pour <text:tab/>l'accessibilité et la lisibilité.</text:p>
      <text:p text:style-name="P4"/>
      <text:p text:style-name="P4"><text:soft-page-break/><text:tab/>La police utilisée le plus souvent sera <text:span text:style-name="T5">Verdana</text:span>, car fait moins »roman «  que Time <text:tab/>News Roman, et un peu moins formelle qu'Arial.</text:p>
      <text:p text:style-name="P4"/>
      <text:p text:style-name="P4"><text:tab/>Certains liens peu évidents seront d'une autre couleur que le reste du texte, et <text:tab/>seront soulignés.</text:p>
      <text:p text:style-name="P4"/>
      <text:p text:style-name="P4"><draw:frame draw:style-name="fr1" draw:name="images5" text:anchor-type="paragraph" svg:x="3.99cm" svg:y="0.212cm" svg:width="9.022cm" svg:height="0.743cm" draw:z-index="4"><draw:image xlink:href="Pictures/200000070000233F000002E667039A3E.svm" xlink:type="simple" xlink:show="embed" xlink:actuate="onLoad"/></draw:frame></text:p>
      <text:p text:style-name="P4"/>
      <text:p text:style-name="P10">V – Éléments graphiques récurrents</text:p>
      <text:p text:style-name="P4"/>
      <text:p text:style-name="P4"/>
      <text:p text:style-name="P8"><text:tab/>1 – Logo</text:p>
      <text:p text:style-name="P4"/>
      <text:p text:style-name="P4"><text:tab/><text:tab/>Le logo représentera le nom BOB, avec le O représentant la tête d'un enfant <text:tab/>avec un casque, souriant, indiquant que le bricolage est à la portée de tous.</text:p>
      <text:p text:style-name="P4"><text:tab/>Les 2 B seront en noir, et suffisamment <text:s/>épais pour que l'on lise tout de suite «<text:tab/> Bob ».</text:p>
      <text:p text:style-name="P4"><text:tab/>Enfin un léger cadre noir arrondi mettra en valeur le logo et le texte.<text:tab/></text:p>
      <text:p text:style-name="P4"><text:tab/>Les couleurs sont assez simple et rappellent le thème : Noir et Jaune ( pour le <text:tab/>casque de BOB )</text:p>
      <text:p text:style-name="P4"><draw:frame draw:style-name="fr1" draw:name="images1" text:anchor-type="paragraph" svg:x="3.526cm" svg:y="0.633cm" svg:width="9.474cm" svg:height="3.759cm" draw:z-index="0"><draw:image xlink:href="Pictures/200000070000250100000EAEB0808D62.svm" xlink:type="simple" xlink:show="embed" xlink:actuate="onLoad"/></draw:frame></text:p>
      <text:p text:style-name="P4"/>
      <text:p text:style-name="P4"/>
      <text:p text:style-name="P4"><text:span text:style-name="T6"><text:tab/>2 – Étoiles</text:span> </text:p>
      <text:p text:style-name="P4"/>
      <text:p text:style-name="P4"><text:tab/>Les étoiles intervenant dans la notation d'un produit seront jaunes ou grises, en <text:tab/>fonction de la note attribuée au produit. Les étoiles jaunes seront très visibles et les <text:tab/>grises légèrement fondues dans le fond afin que l'utilisateur se rende vite compte <text:tab/>de la notation.</text:p>
      <text:p text:style-name="P4"/>
      <text:p text:style-name="P4"><draw:frame draw:style-name="fr1" draw:name="images2" text:anchor-type="paragraph" svg:x="1.462cm" svg:y="0.069cm" svg:width="4.553cm" svg:height="0.928cm" draw:z-index="1"><draw:image xlink:href="Pictures/20000007000011C80000039FCD721D8C.svm" xlink:type="simple" xlink:show="embed" xlink:actuate="onLoad"/></draw:frame><draw:frame draw:style-name="fr1" draw:name="images3" text:anchor-type="paragraph" svg:x="8.024cm" svg:y="0.053cm" svg:width="4.606cm" svg:height="0.901cm" draw:z-index="2"><draw:image xlink:href="Pictures/20000007000011FD0000038546EFDC00.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15T11:16:21.33</meta:creation-date>
    <dc:date>2011-10-15T12:55:15.74</dc:date>
    <meta:editing-duration>PT01H23M19S</meta:editing-duration>
    <meta:editing-cycles>4</meta:editing-cycles>
    <meta:generator>OpenOffice.org/3.2$Win32 OpenOffice.org_project/320m18$Build-9502</meta:generator>
    <meta:document-statistic meta:table-count="0" meta:image-count="8" meta:object-count="0" meta:page-count="4" meta:paragraph-count="45" meta:word-count="864" meta:character-count="4992"/>
  </office:meta>
</office:document-meta>
</file>